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VsB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</table:table-row>
        <table:table-row table:style-name="ro1">
          <table:table-cell office:value-type="float" office:value="3366789" calcext:value-type="float">
            <text:p>33667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3373837" calcext:value-type="float">
            <text:p>337383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3379214" calcext:value-type="float">
            <text:p>33792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3383756" calcext:value-type="float">
            <text:p>338375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3387798" calcext:value-type="float">
            <text:p>33877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float" office:value="3391505" calcext:value-type="float">
            <text:p>339150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3394979" calcext:value-type="float">
            <text:p>33949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3398285" calcext:value-type="float">
            <text:p>339828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3401458" calcext:value-type="float">
            <text:p>340145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float" office:value="3404498" calcext:value-type="float">
            <text:p>34044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3416555" calcext:value-type="float">
            <text:p>341655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3423603" calcext:value-type="float">
            <text:p>34236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3428980" calcext:value-type="float">
            <text:p>34289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3433522" calcext:value-type="float">
            <text:p>343352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3437564" calcext:value-type="float">
            <text:p>34375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3441271" calcext:value-type="float">
            <text:p>344127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3444711" calcext:value-type="float">
            <text:p>34447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3448018" calcext:value-type="float">
            <text:p>34480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3451191" calcext:value-type="float">
            <text:p>34511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3454230" calcext:value-type="float">
            <text:p>34542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float" office:value="3466288" calcext:value-type="float">
            <text:p>34662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3473335" calcext:value-type="float">
            <text:p>34733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3478713" calcext:value-type="float">
            <text:p>347871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float" office:value="3483255" calcext:value-type="float">
            <text:p>34832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3487263" calcext:value-type="float">
            <text:p>348726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3490937" calcext:value-type="float">
            <text:p>34909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3494411" calcext:value-type="float">
            <text:p>34944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3497717" calcext:value-type="float">
            <text:p>349771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3500890" calcext:value-type="float">
            <text:p>350089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float" office:value="3503930" calcext:value-type="float">
            <text:p>35039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3515987" calcext:value-type="float">
            <text:p>35159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3523034" calcext:value-type="float">
            <text:p>352303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float" office:value="3528412" calcext:value-type="float">
            <text:p>35284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3532954" calcext:value-type="float">
            <text:p>353295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3536996" calcext:value-type="float">
            <text:p>35369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3540703" calcext:value-type="float">
            <text:p>354070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float" office:value="3544177" calcext:value-type="float">
            <text:p>35441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3547483" calcext:value-type="float">
            <text:p>354748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3550656" calcext:value-type="float">
            <text:p>355065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3553696" calcext:value-type="float">
            <text:p>35536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3565753" calcext:value-type="float">
            <text:p>356575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float" office:value="3572800" calcext:value-type="float">
            <text:p>357280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office:value-type="float" office:value="3578178" calcext:value-type="float">
            <text:p>35781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3582720" calcext:value-type="float">
            <text:p>358272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3586762" calcext:value-type="float">
            <text:p>358676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3590469" calcext:value-type="float">
            <text:p>35904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3593943" calcext:value-type="float">
            <text:p>359394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3597249" calcext:value-type="float">
            <text:p>359724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3600422" calcext:value-type="float">
            <text:p>36004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3603462" calcext:value-type="float">
            <text:p>36034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3615519" calcext:value-type="float">
            <text:p>36155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3622566" calcext:value-type="float">
            <text:p>362256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3627944" calcext:value-type="float">
            <text:p>36279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3632486" calcext:value-type="float">
            <text:p>36324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574" calcext:value-type="float">
            <text:p>6574</text:p>
          </table:table-cell>
        </table:table-row>
        <table:table-row table:style-name="ro1">
          <table:table-cell office:value-type="float" office:value="3636528" calcext:value-type="float">
            <text:p>36365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3640235" calcext:value-type="float">
            <text:p>36402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3643709" calcext:value-type="float">
            <text:p>364370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3647015" calcext:value-type="float">
            <text:p>364701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3650188" calcext:value-type="float">
            <text:p>36501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3653228" calcext:value-type="float">
            <text:p>36532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3665285" calcext:value-type="float">
            <text:p>36652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3672332" calcext:value-type="float">
            <text:p>367233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3677710" calcext:value-type="float">
            <text:p>36777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3682252" calcext:value-type="float">
            <text:p>368225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3686260" calcext:value-type="float">
            <text:p>368626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3689934" calcext:value-type="float">
            <text:p>368993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09" calcext:value-type="float">
            <text:p>6609</text:p>
          </table:table-cell>
        </table:table-row>
        <table:table-row table:style-name="ro1">
          <table:table-cell office:value-type="float" office:value="3693408" calcext:value-type="float">
            <text:p>36934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float" office:value="3696714" calcext:value-type="float">
            <text:p>36967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float" office:value="3699887" calcext:value-type="float">
            <text:p>36998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3702927" calcext:value-type="float">
            <text:p>37029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3714984" calcext:value-type="float">
            <text:p>371498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3722032" calcext:value-type="float">
            <text:p>372203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float" office:value="3727409" calcext:value-type="float">
            <text:p>372740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office:value-type="float" office:value="3731951" calcext:value-type="float">
            <text:p>373195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3735993" calcext:value-type="float">
            <text:p>37359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3739700" calcext:value-type="float">
            <text:p>373970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3743174" calcext:value-type="float">
            <text:p>374317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3746480" calcext:value-type="float">
            <text:p>374648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float" office:value="3749653" calcext:value-type="float">
            <text:p>374965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office:value-type="float" office:value="3752693" calcext:value-type="float">
            <text:p>37526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3764750" calcext:value-type="float">
            <text:p>37647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float" office:value="3771798" calcext:value-type="float">
            <text:p>377179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3777175" calcext:value-type="float">
            <text:p>377717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3781717" calcext:value-type="float">
            <text:p>378171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3785759" calcext:value-type="float">
            <text:p>378575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float" office:value="3789466" calcext:value-type="float">
            <text:p>378946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3792940" calcext:value-type="float">
            <text:p>379294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office:value-type="float" office:value="3796246" calcext:value-type="float">
            <text:p>379624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3799419" calcext:value-type="float">
            <text:p>37994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3802459" calcext:value-type="float">
            <text:p>38024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float" office:value="3814516" calcext:value-type="float">
            <text:p>38145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3821564" calcext:value-type="float">
            <text:p>382156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 office:value-type="float" office:value="3826941" calcext:value-type="float">
            <text:p>38269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3831483" calcext:value-type="float">
            <text:p>38314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3835525" calcext:value-type="float">
            <text:p>383552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float" office:value="3839232" calcext:value-type="float">
            <text:p>38392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3842706" calcext:value-type="float">
            <text:p>38427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3846012" calcext:value-type="float">
            <text:p>38460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3849185" calcext:value-type="float">
            <text:p>38491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7035" calcext:value-type="float">
            <text:p>7035</text:p>
          </table:table-cell>
        </table:table-row>
        <table:table-row table:style-name="ro1">
          <table:table-cell office:value-type="float" office:value="3852225" calcext:value-type="float">
            <text:p>38522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float" office:value="3864282" calcext:value-type="float">
            <text:p>38642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3871330" calcext:value-type="float">
            <text:p>387133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3876707" calcext:value-type="float">
            <text:p>38767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float" office:value="3881249" calcext:value-type="float">
            <text:p>388124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float" office:value="3885291" calcext:value-type="float">
            <text:p>388529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3888998" calcext:value-type="float">
            <text:p>388899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float" office:value="3892472" calcext:value-type="float">
            <text:p>389247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3895778" calcext:value-type="float">
            <text:p>389577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3898951" calcext:value-type="float">
            <text:p>389895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3901991" calcext:value-type="float">
            <text:p>39019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3914048" calcext:value-type="float">
            <text:p>39140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3921096" calcext:value-type="float">
            <text:p>39210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3926473" calcext:value-type="float">
            <text:p>39264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3931015" calcext:value-type="float">
            <text:p>393101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3935057" calcext:value-type="float">
            <text:p>39350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3938764" calcext:value-type="float">
            <text:p>393876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3942238" calcext:value-type="float">
            <text:p>39422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3945544" calcext:value-type="float">
            <text:p>394554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3948717" calcext:value-type="float">
            <text:p>394871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office:value-type="float" office:value="3951757" calcext:value-type="float">
            <text:p>39517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3963814" calcext:value-type="float">
            <text:p>39638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3970862" calcext:value-type="float">
            <text:p>39708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float" office:value="3976239" calcext:value-type="float">
            <text:p>39762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3980781" calcext:value-type="float">
            <text:p>39807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3984823" calcext:value-type="float">
            <text:p>39848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3988530" calcext:value-type="float">
            <text:p>39885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float" office:value="3992004" calcext:value-type="float">
            <text:p>39920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float" office:value="3995310" calcext:value-type="float">
            <text:p>39953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3998483" calcext:value-type="float">
            <text:p>39984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4001523" calcext:value-type="float">
            <text:p>40015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4013580" calcext:value-type="float">
            <text:p>40135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float" office:value="4020628" calcext:value-type="float">
            <text:p>402062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float" office:value="4026005" calcext:value-type="float">
            <text:p>40260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4030547" calcext:value-type="float">
            <text:p>40305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4034589" calcext:value-type="float">
            <text:p>403458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float" office:value="4038296" calcext:value-type="float">
            <text:p>40382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4041803" calcext:value-type="float">
            <text:p>40418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4045110" calcext:value-type="float">
            <text:p>40451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4048283" calcext:value-type="float">
            <text:p>40482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4051289" calcext:value-type="float">
            <text:p>405128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4063346" calcext:value-type="float">
            <text:p>40633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4070394" calcext:value-type="float">
            <text:p>407039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4075771" calcext:value-type="float">
            <text:p>407577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4080313" calcext:value-type="float">
            <text:p>408031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4084355" calcext:value-type="float">
            <text:p>408435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float" office:value="4088062" calcext:value-type="float">
            <text:p>40880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4091536" calcext:value-type="float">
            <text:p>409153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float" office:value="4094842" calcext:value-type="float">
            <text:p>40948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4098015" calcext:value-type="float">
            <text:p>40980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4101055" calcext:value-type="float">
            <text:p>41010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4113112" calcext:value-type="float">
            <text:p>41131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4120160" calcext:value-type="float">
            <text:p>412016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float" office:value="4125537" calcext:value-type="float">
            <text:p>41255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4130079" calcext:value-type="float">
            <text:p>41300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float" office:value="4134121" calcext:value-type="float">
            <text:p>413412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4137828" calcext:value-type="float">
            <text:p>41378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office:value-type="float" office:value="4141302" calcext:value-type="float">
            <text:p>414130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4144608" calcext:value-type="float">
            <text:p>41446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4147781" calcext:value-type="float">
            <text:p>41477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4150821" calcext:value-type="float">
            <text:p>415082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4162878" calcext:value-type="float">
            <text:p>41628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4169926" calcext:value-type="float">
            <text:p>416992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4175303" calcext:value-type="float">
            <text:p>417530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4179845" calcext:value-type="float">
            <text:p>417984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float" office:value="4183887" calcext:value-type="float">
            <text:p>418388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4187594" calcext:value-type="float">
            <text:p>418759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4191068" calcext:value-type="float">
            <text:p>419106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float" office:value="4194374" calcext:value-type="float">
            <text:p>419437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4197547" calcext:value-type="float">
            <text:p>419754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office:value-type="float" office:value="4200587" calcext:value-type="float">
            <text:p>42005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float" office:value="4212644" calcext:value-type="float">
            <text:p>421264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office:value-type="float" office:value="4219692" calcext:value-type="float">
            <text:p>421969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float" office:value="4225069" calcext:value-type="float">
            <text:p>422506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229611" calcext:value-type="float">
            <text:p>422961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office:value-type="float" office:value="4233653" calcext:value-type="float">
            <text:p>423365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4237360" calcext:value-type="float">
            <text:p>423736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4240834" calcext:value-type="float">
            <text:p>424083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4244140" calcext:value-type="float">
            <text:p>424414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4247313" calcext:value-type="float">
            <text:p>424731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4250353" calcext:value-type="float">
            <text:p>42503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4262410" calcext:value-type="float">
            <text:p>42624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float" office:value="4269458" calcext:value-type="float">
            <text:p>426945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4274835" calcext:value-type="float">
            <text:p>427483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4279377" calcext:value-type="float">
            <text:p>42793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4283419" calcext:value-type="float">
            <text:p>42834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office:value-type="float" office:value="4287126" calcext:value-type="float">
            <text:p>428712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4290600" calcext:value-type="float">
            <text:p>42906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4293906" calcext:value-type="float">
            <text:p>42939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float" office:value="4297079" calcext:value-type="float">
            <text:p>429707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4300119" calcext:value-type="float">
            <text:p>43001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4312176" calcext:value-type="float">
            <text:p>43121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4319224" calcext:value-type="float">
            <text:p>43192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float" office:value="4324601" calcext:value-type="float">
            <text:p>432460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float" office:value="4329143" calcext:value-type="float">
            <text:p>432914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office:value-type="float" office:value="4333185" calcext:value-type="float">
            <text:p>433318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4336892" calcext:value-type="float">
            <text:p>433689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4340366" calcext:value-type="float">
            <text:p>434036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4343672" calcext:value-type="float">
            <text:p>434367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4346845" calcext:value-type="float">
            <text:p>434684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7033" calcext:value-type="float">
            <text:p>7033</text:p>
          </table:table-cell>
        </table:table-row>
        <table:table-row table:style-name="ro1">
          <table:table-cell office:value-type="float" office:value="4349885" calcext:value-type="float">
            <text:p>43498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4361942" calcext:value-type="float">
            <text:p>436194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4368990" calcext:value-type="float">
            <text:p>43689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4374367" calcext:value-type="float">
            <text:p>437436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4378909" calcext:value-type="float">
            <text:p>437890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4382951" calcext:value-type="float">
            <text:p>438295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4386658" calcext:value-type="float">
            <text:p>438665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4390132" calcext:value-type="float">
            <text:p>439013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4393438" calcext:value-type="float">
            <text:p>439343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4396611" calcext:value-type="float">
            <text:p>43966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4399651" calcext:value-type="float">
            <text:p>43996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956" calcext:value-type="float">
            <text:p>6956</text:p>
          </table:table-cell>
        </table:table-row>
      </table:table>
      <table:table table:name="Pivot Table_mpsVsBat_1" table:style-name="ta1">
        <table:shapes>
          <draw:frame draw:z-index="0" draw:style-name="gr1" draw:text-style-name="P1" svg:width="6.298in" svg:height="3.5453in" svg:x="3.6421in" svg:y="0.4496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2"/>
        <table:table-column table:style-name="co6" table:default-cell-style-name="ce6"/>
        <table:table-column table:style-name="co6" table:default-cell-style-name="ce10"/>
        <table:table-row table:style-name="ro1">
          <table:table-cell table:style-name="ce1" office:value-type="string" calcext:value-type="string">
            <text:p><text:s/>MPS</text:p>
          </table:table-cell>
          <table:table-cell table:style-name="ce5" office:value-type="string" calcext:value-type="string">
            <text:p><text:s/>Vbat</text:p>
          </table:table-cell>
          <table:table-cell table:style-name="ce9" office:value-type="string" calcext:value-type="string">
            <text:p>Average - <text:s/>DeltaEnc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986.57142857143" calcext:value-type="float">
            <text:p>6986.57142857143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849.85714285714" calcext:value-type="float">
            <text:p>6849.8571428571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746.64285714286" calcext:value-type="float">
            <text:p>6746.64285714286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729.85714285714" calcext:value-type="float">
            <text:p>6729.857142857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713.46153846154" calcext:value-type="float">
            <text:p>6713.46153846154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657.28571428572" calcext:value-type="float">
            <text:p>6657.2857142857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732.78571428572" calcext:value-type="float">
            <text:p>6732.78571428572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683.42857142857" calcext:value-type="float">
            <text:p>6683.4285714285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765.66666666667" calcext:value-type="float">
            <text:p>6765.66666666667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682.33333333333" calcext:value-type="float">
            <text:p>6682.333333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664.9375" calcext:value-type="float">
            <text:p>6664.9375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632.8" calcext:value-type="float">
            <text:p>6632.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593.93333333333" calcext:value-type="float">
            <text:p>6593.93333333333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612.16666666667" calcext:value-type="float">
            <text:p>6612.166666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712.2" calcext:value-type="float">
            <text:p>6712.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860.71428571429" calcext:value-type="float">
            <text:p>6860.71428571429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827.16666666667" calcext:value-type="float">
            <text:p>6827.1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912.28571428572" calcext:value-type="float">
            <text:p>6912.28571428572</text:p>
          </table:table-cell>
        </table:table-row>
        <table:table-row table:style-name="ro1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834.66666666667" calcext:value-type="float">
            <text:p>6834.66666666667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/>
          <table:table-cell table:style-name="ce12" office:value-type="float" office:value="6760.8115942029" calcext:value-type="float">
            <text:p>6760.8115942029</text:p>
          </table:table-cell>
        </table:table-row>
      </table:table>
      <table:named-expressions/>
      <table:data-pilot-tables>
        <table:data-pilot-table table:name="DataPilot1" table:application-data="" table:target-range-address="'Pivot Table_mpsVsBat_1'.A1:'Pivot Table_mpsVsBat_1'.C22" table:buttons="'Pivot Table_mpsVsBat_1'.A1 'Pivot Table_mpsVsBat_1'.B1" table:show-filter-button="false" table:drill-down-on-double-click="false">
          <table:source-cell-range table:cell-range-address="mpsVsBat.A1:mpsVsBat.E21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MPS" table:orientation="row" table:used-hierarchy="0" table:function="auto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Vbat" table:orientation="row" table:used-hierarchy="0" table:function="auto">
            <table:data-pilot-level table:show-empty="false" calcext:repeat-item-labels="false">
              <table:data-pilot-members>
                <table:data-pilot-member table:name="11.8" table:display="false" table:show-details="true"/>
                <table:data-pilot-member table:name="11.9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average">
            <table:data-pilot-level table:show-empty="false" calcext:repeat-item-labels="false">
              <table:data-pilot-members>
                <table:data-pilot-member table:name="6504" table:display="true" table:show-details="true"/>
                <table:data-pilot-member table:name="6507" table:display="true" table:show-details="true"/>
                <table:data-pilot-member table:name="6514" table:display="true" table:show-details="true"/>
                <table:data-pilot-member table:name="6519" table:display="true" table:show-details="true"/>
                <table:data-pilot-member table:name="6527" table:display="true" table:show-details="true"/>
                <table:data-pilot-member table:name="6532" table:display="true" table:show-details="true"/>
                <table:data-pilot-member table:name="6548" table:display="true" table:show-details="true"/>
                <table:data-pilot-member table:name="6557" table:display="true" table:show-details="true"/>
                <table:data-pilot-member table:name="6559" table:display="true" table:show-details="true"/>
                <table:data-pilot-member table:name="6565" table:display="true" table:show-details="true"/>
                <table:data-pilot-member table:name="6570" table:display="true" table:show-details="true"/>
                <table:data-pilot-member table:name="6574" table:display="true" table:show-details="true"/>
                <table:data-pilot-member table:name="6580" table:display="true" table:show-details="true"/>
                <table:data-pilot-member table:name="6581" table:display="true" table:show-details="true"/>
                <table:data-pilot-member table:name="6584" table:display="true" table:show-details="true"/>
                <table:data-pilot-member table:name="6587" table:display="true" table:show-details="true"/>
                <table:data-pilot-member table:name="6596" table:display="true" table:show-details="true"/>
                <table:data-pilot-member table:name="6598" table:display="true" table:show-details="true"/>
                <table:data-pilot-member table:name="6603" table:display="true" table:show-details="true"/>
                <table:data-pilot-member table:name="6604" table:display="true" table:show-details="true"/>
                <table:data-pilot-member table:name="6606" table:display="true" table:show-details="true"/>
                <table:data-pilot-member table:name="6609" table:display="true" table:show-details="true"/>
                <table:data-pilot-member table:name="6610" table:display="true" table:show-details="true"/>
                <table:data-pilot-member table:name="6611" table:display="true" table:show-details="true"/>
                <table:data-pilot-member table:name="6613" table:display="true" table:show-details="true"/>
                <table:data-pilot-member table:name="6614" table:display="true" table:show-details="true"/>
                <table:data-pilot-member table:name="6617" table:display="true" table:show-details="true"/>
                <table:data-pilot-member table:name="6618" table:display="true" table:show-details="true"/>
                <table:data-pilot-member table:name="6622" table:display="true" table:show-details="true"/>
                <table:data-pilot-member table:name="6624" table:display="true" table:show-details="true"/>
                <table:data-pilot-member table:name="6626" table:display="true" table:show-details="true"/>
                <table:data-pilot-member table:name="6631" table:display="true" table:show-details="true"/>
                <table:data-pilot-member table:name="6632" table:display="true" table:show-details="true"/>
                <table:data-pilot-member table:name="6637" table:display="true" table:show-details="true"/>
                <table:data-pilot-member table:name="6638" table:display="true" table:show-details="true"/>
                <table:data-pilot-member table:name="6642" table:display="true" table:show-details="true"/>
                <table:data-pilot-member table:name="6643" table:display="true" table:show-details="true"/>
                <table:data-pilot-member table:name="6644" table:display="true" table:show-details="true"/>
                <table:data-pilot-member table:name="6645" table:display="true" table:show-details="true"/>
                <table:data-pilot-member table:name="6646" table:display="true" table:show-details="true"/>
                <table:data-pilot-member table:name="6647" table:display="true" table:show-details="true"/>
                <table:data-pilot-member table:name="6649" table:display="true" table:show-details="true"/>
                <table:data-pilot-member table:name="6650" table:display="true" table:show-details="true"/>
                <table:data-pilot-member table:name="6655" table:display="true" table:show-details="true"/>
                <table:data-pilot-member table:name="6656" table:display="true" table:show-details="true"/>
                <table:data-pilot-member table:name="6657" table:display="true" table:show-details="true"/>
                <table:data-pilot-member table:name="6660" table:display="true" table:show-details="true"/>
                <table:data-pilot-member table:name="6664" table:display="true" table:show-details="true"/>
                <table:data-pilot-member table:name="6665" table:display="true" table:show-details="true"/>
                <table:data-pilot-member table:name="6667" table:display="true" table:show-details="true"/>
                <table:data-pilot-member table:name="6668" table:display="true" table:show-details="true"/>
                <table:data-pilot-member table:name="6670" table:display="true" table:show-details="true"/>
                <table:data-pilot-member table:name="6671" table:display="true" table:show-details="true"/>
                <table:data-pilot-member table:name="6672" table:display="true" table:show-details="true"/>
                <table:data-pilot-member table:name="6674" table:display="true" table:show-details="true"/>
                <table:data-pilot-member table:name="6675" table:display="true" table:show-details="true"/>
                <table:data-pilot-member table:name="6676" table:display="true" table:show-details="true"/>
                <table:data-pilot-member table:name="6678" table:display="true" table:show-details="true"/>
                <table:data-pilot-member table:name="6680" table:display="true" table:show-details="true"/>
                <table:data-pilot-member table:name="6682" table:display="true" table:show-details="true"/>
                <table:data-pilot-member table:name="6686" table:display="true" table:show-details="true"/>
                <table:data-pilot-member table:name="6687" table:display="true" table:show-details="true"/>
                <table:data-pilot-member table:name="6690" table:display="true" table:show-details="true"/>
                <table:data-pilot-member table:name="6692" table:display="true" table:show-details="true"/>
                <table:data-pilot-member table:name="6695" table:display="true" table:show-details="true"/>
                <table:data-pilot-member table:name="6696" table:display="true" table:show-details="true"/>
                <table:data-pilot-member table:name="6701" table:display="true" table:show-details="true"/>
                <table:data-pilot-member table:name="6704" table:display="true" table:show-details="true"/>
                <table:data-pilot-member table:name="6706" table:display="true" table:show-details="true"/>
                <table:data-pilot-member table:name="6711" table:display="true" table:show-details="true"/>
                <table:data-pilot-member table:name="6713" table:display="true" table:show-details="true"/>
                <table:data-pilot-member table:name="6714" table:display="true" table:show-details="true"/>
                <table:data-pilot-member table:name="6716" table:display="true" table:show-details="true"/>
                <table:data-pilot-member table:name="6717" table:display="true" table:show-details="true"/>
                <table:data-pilot-member table:name="6718" table:display="true" table:show-details="true"/>
                <table:data-pilot-member table:name="6719" table:display="true" table:show-details="true"/>
                <table:data-pilot-member table:name="6723" table:display="true" table:show-details="true"/>
                <table:data-pilot-member table:name="6724" table:display="true" table:show-details="true"/>
                <table:data-pilot-member table:name="6727" table:display="true" table:show-details="true"/>
                <table:data-pilot-member table:name="6728" table:display="true" table:show-details="true"/>
                <table:data-pilot-member table:name="6729" table:display="true" table:show-details="true"/>
                <table:data-pilot-member table:name="6736" table:display="true" table:show-details="true"/>
                <table:data-pilot-member table:name="6737" table:display="true" table:show-details="true"/>
                <table:data-pilot-member table:name="6740" table:display="true" table:show-details="true"/>
                <table:data-pilot-member table:name="6742" table:display="true" table:show-details="true"/>
                <table:data-pilot-member table:name="6743" table:display="true" table:show-details="true"/>
                <table:data-pilot-member table:name="6745" table:display="true" table:show-details="true"/>
                <table:data-pilot-member table:name="6746" table:display="true" table:show-details="true"/>
                <table:data-pilot-member table:name="6748" table:display="true" table:show-details="true"/>
                <table:data-pilot-member table:name="6750" table:display="true" table:show-details="true"/>
                <table:data-pilot-member table:name="6753" table:display="true" table:show-details="true"/>
                <table:data-pilot-member table:name="6754" table:display="true" table:show-details="true"/>
                <table:data-pilot-member table:name="6755" table:display="true" table:show-details="true"/>
                <table:data-pilot-member table:name="6756" table:display="true" table:show-details="true"/>
                <table:data-pilot-member table:name="6758" table:display="true" table:show-details="true"/>
                <table:data-pilot-member table:name="6759" table:display="true" table:show-details="true"/>
                <table:data-pilot-member table:name="6763" table:display="true" table:show-details="true"/>
                <table:data-pilot-member table:name="6767" table:display="true" table:show-details="true"/>
                <table:data-pilot-member table:name="6770" table:display="true" table:show-details="true"/>
                <table:data-pilot-member table:name="6771" table:display="true" table:show-details="true"/>
                <table:data-pilot-member table:name="6772" table:display="true" table:show-details="true"/>
                <table:data-pilot-member table:name="6773" table:display="true" table:show-details="true"/>
                <table:data-pilot-member table:name="6775" table:display="true" table:show-details="true"/>
                <table:data-pilot-member table:name="6776" table:display="true" table:show-details="true"/>
                <table:data-pilot-member table:name="6777" table:display="true" table:show-details="true"/>
                <table:data-pilot-member table:name="6778" table:display="true" table:show-details="true"/>
                <table:data-pilot-member table:name="6779" table:display="true" table:show-details="true"/>
                <table:data-pilot-member table:name="6784" table:display="true" table:show-details="true"/>
                <table:data-pilot-member table:name="6785" table:display="true" table:show-details="true"/>
                <table:data-pilot-member table:name="6789" table:display="true" table:show-details="true"/>
                <table:data-pilot-member table:name="6798" table:display="true" table:show-details="true"/>
                <table:data-pilot-member table:name="6802" table:display="true" table:show-details="true"/>
                <table:data-pilot-member table:name="6807" table:display="true" table:show-details="true"/>
                <table:data-pilot-member table:name="6810" table:display="true" table:show-details="true"/>
                <table:data-pilot-member table:name="6811" table:display="true" table:show-details="true"/>
                <table:data-pilot-member table:name="6815" table:display="true" table:show-details="true"/>
                <table:data-pilot-member table:name="6816" table:display="true" table:show-details="true"/>
                <table:data-pilot-member table:name="6818" table:display="true" table:show-details="true"/>
                <table:data-pilot-member table:name="6820" table:display="true" table:show-details="true"/>
                <table:data-pilot-member table:name="6822" table:display="true" table:show-details="true"/>
                <table:data-pilot-member table:name="6824" table:display="true" table:show-details="true"/>
                <table:data-pilot-member table:name="6825" table:display="true" table:show-details="true"/>
                <table:data-pilot-member table:name="6828" table:display="true" table:show-details="true"/>
                <table:data-pilot-member table:name="6830" table:display="true" table:show-details="true"/>
                <table:data-pilot-member table:name="6831" table:display="true" table:show-details="true"/>
                <table:data-pilot-member table:name="6832" table:display="true" table:show-details="true"/>
                <table:data-pilot-member table:name="6837" table:display="true" table:show-details="true"/>
                <table:data-pilot-member table:name="6838" table:display="true" table:show-details="true"/>
                <table:data-pilot-member table:name="6839" table:display="true" table:show-details="true"/>
                <table:data-pilot-member table:name="6840" table:display="true" table:show-details="true"/>
                <table:data-pilot-member table:name="6853" table:display="true" table:show-details="true"/>
                <table:data-pilot-member table:name="6866" table:display="true" table:show-details="true"/>
                <table:data-pilot-member table:name="6875" table:display="true" table:show-details="true"/>
                <table:data-pilot-member table:name="6877" table:display="true" table:show-details="true"/>
                <table:data-pilot-member table:name="6885" table:display="true" table:show-details="true"/>
                <table:data-pilot-member table:name="6886" table:display="true" table:show-details="true"/>
                <table:data-pilot-member table:name="6888" table:display="true" table:show-details="true"/>
                <table:data-pilot-member table:name="6893" table:display="true" table:show-details="true"/>
                <table:data-pilot-member table:name="6897" table:display="true" table:show-details="true"/>
                <table:data-pilot-member table:name="6898" table:display="true" table:show-details="true"/>
                <table:data-pilot-member table:name="6901" table:display="true" table:show-details="true"/>
                <table:data-pilot-member table:name="6903" table:display="true" table:show-details="true"/>
                <table:data-pilot-member table:name="6914" table:display="true" table:show-details="true"/>
                <table:data-pilot-member table:name="6918" table:display="true" table:show-details="true"/>
                <table:data-pilot-member table:name="6921" table:display="true" table:show-details="true"/>
                <table:data-pilot-member table:name="6927" table:display="true" table:show-details="true"/>
                <table:data-pilot-member table:name="6928" table:display="true" table:show-details="true"/>
                <table:data-pilot-member table:name="6940" table:display="true" table:show-details="true"/>
                <table:data-pilot-member table:name="6941" table:display="true" table:show-details="true"/>
                <table:data-pilot-member table:name="6946" table:display="true" table:show-details="true"/>
                <table:data-pilot-member table:name="6952" table:display="true" table:show-details="true"/>
                <table:data-pilot-member table:name="6956" table:display="true" table:show-details="true"/>
                <table:data-pilot-member table:name="6959" table:display="true" table:show-details="true"/>
                <table:data-pilot-member table:name="6961" table:display="true" table:show-details="true"/>
                <table:data-pilot-member table:name="6964" table:display="true" table:show-details="true"/>
                <table:data-pilot-member table:name="6968" table:display="true" table:show-details="true"/>
                <table:data-pilot-member table:name="6971" table:display="true" table:show-details="true"/>
                <table:data-pilot-member table:name="6972" table:display="true" table:show-details="true"/>
                <table:data-pilot-member table:name="6978" table:display="true" table:show-details="true"/>
                <table:data-pilot-member table:name="6982" table:display="true" table:show-details="true"/>
                <table:data-pilot-member table:name="6984" table:display="true" table:show-details="true"/>
                <table:data-pilot-member table:name="6986" table:display="true" table:show-details="true"/>
                <table:data-pilot-member table:name="6988" table:display="true" table:show-details="true"/>
                <table:data-pilot-member table:name="6990" table:display="true" table:show-details="true"/>
                <table:data-pilot-member table:name="7005" table:display="true" table:show-details="true"/>
                <table:data-pilot-member table:name="7014" table:display="true" table:show-details="true"/>
                <table:data-pilot-member table:name="7016" table:display="true" table:show-details="true"/>
                <table:data-pilot-member table:name="7022" table:display="true" table:show-details="true"/>
                <table:data-pilot-member table:name="7027" table:display="true" table:show-details="true"/>
                <table:data-pilot-member table:name="7028" table:display="true" table:show-details="true"/>
                <table:data-pilot-member table:name="7033" table:display="true" table:show-details="true"/>
                <table:data-pilot-member table:name="7035" table:display="true" table:show-details="true"/>
                <table:data-pilot-member table:name="7049" table:display="true" table:show-details="true"/>
                <table:data-pilot-member table:name="7066" table:display="true" table:show-details="true"/>
                <table:data-pilot-member table:name="7067" table:display="true" table:show-details="true"/>
                <table:data-pilot-member table:name="71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0T16:47:12.894605332</dc:date>
    <meta:editing-duration>PT7M29S</meta:editing-duration>
    <meta:editing-cycles>1</meta:editing-cycles>
    <meta:document-statistic meta:table-count="2" meta:cell-count="1110" meta:object-count="1"/>
    <meta:generator>LibreOffice/24.2.7.2$Linux_AARCH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1" chart:class="chart:scatter" chart:style-name="ch1">
        <chart:legend chart:legend-position="end" svg:x="12.617cm" svg:y="2.952cm" style:legend-expansion="high" chart:style-name="ch2"/>
        <chart:plot-area chart:style-name="ch3" table:cell-range-address="PivotChart" chart:data-source-has-labels="column" svg:x="0.319cm" svg:y="0.18cm" svg:width="11.979cm" svg:height="7.746cm">
          <chart:coordinate-region svg:x="1.311cm" svg:y="0.38cm" svg:width="10.8cm" svg:height="6.9cm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scatter">
            <chart:regression-curve chart:style-name="ch8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 11.9</text:p>
                <text:list>
                  <text:list-item>
                    <text:p>0.1</text:p>
                  </text:list-item>
                  <text:list-item>
                    <text:p>11.9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6986.57142857143">
                <text:p>6986.5714285714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0.1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849.85714285714">
                <text:p>6849.85714285714</text:p>
              </table:table-cell>
            </table:table-row>
            <table:table-row>
              <table:table-cell office:value-type="string">
                <text:p>0.2 11.9</text:p>
                <text:list>
                  <text:list-item>
                    <text:p>0.2</text:p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746.64285714286">
                <text:p>6746.64285714286</text:p>
              </table:table-cell>
            </table:table-row>
            <table:table-row>
              <table:table-cell office:value-type="string">
                <text:p>0.2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729.85714285714">
                <text:p>6729.85714285714</text:p>
              </table:table-cell>
            </table:table-row>
            <table:table-row>
              <table:table-cell office:value-type="string">
                <text:p>0.3 11.9</text:p>
                <text:list>
                  <text:list-item>
                    <text:p>0.3</text:p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713.46153846154">
                <text:p>6713.46153846154</text:p>
              </table:table-cell>
            </table:table-row>
            <table:table-row>
              <table:table-cell office:value-type="string">
                <text:p>0.3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657.28571428572">
                <text:p>6657.28571428572</text:p>
              </table:table-cell>
            </table:table-row>
            <table:table-row>
              <table:table-cell office:value-type="string">
                <text:p>0.4 11.9</text:p>
                <text:list>
                  <text:list-item>
                    <text:p>0.4</text:p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732.78571428572">
                <text:p>6732.78571428572</text:p>
              </table:table-cell>
            </table:table-row>
            <table:table-row>
              <table:table-cell office:value-type="string">
                <text:p>0.4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683.42857142857">
                <text:p>6683.42857142857</text:p>
              </table:table-cell>
            </table:table-row>
            <table:table-row>
              <table:table-cell office:value-type="string">
                <text:p>0.5 11.9</text:p>
                <text:list>
                  <text:list-item>
                    <text:p>0.5</text:p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765.66666666667">
                <text:p>6765.66666666667</text:p>
              </table:table-cell>
            </table:table-row>
            <table:table-row>
              <table:table-cell office:value-type="string">
                <text:p>0.5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682.33333333333">
                <text:p>6682.33333333333</text:p>
              </table:table-cell>
            </table:table-row>
            <table:table-row>
              <table:table-cell office:value-type="string">
                <text:p>0.6 11.9</text:p>
                <text:list>
                  <text:list-item>
                    <text:p>0.6</text:p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664.9375">
                <text:p>6664.9375</text:p>
              </table:table-cell>
            </table:table-row>
            <table:table-row>
              <table:table-cell office:value-type="string">
                <text:p>0.6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632.8">
                <text:p>6632.8</text:p>
              </table:table-cell>
            </table:table-row>
            <table:table-row>
              <table:table-cell office:value-type="string">
                <text:p>0.7 11.9</text:p>
                <text:list>
                  <text:list-item>
                    <text:p>0.7</text:p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593.93333333333">
                <text:p>6593.93333333333</text:p>
              </table:table-cell>
            </table:table-row>
            <table:table-row>
              <table:table-cell office:value-type="string">
                <text:p>0.7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612.16666666667">
                <text:p>6612.16666666667</text:p>
              </table:table-cell>
            </table:table-row>
            <table:table-row>
              <table:table-cell office:value-type="string">
                <text:p>0.8 11.9</text:p>
                <text:list>
                  <text:list-item>
                    <text:p>0.8</text:p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808">
                <text:p>6808</text:p>
              </table:table-cell>
            </table:table-row>
            <table:table-row>
              <table:table-cell office:value-type="string">
                <text:p>0.8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712.2">
                <text:p>6712.2</text:p>
              </table:table-cell>
            </table:table-row>
            <table:table-row>
              <table:table-cell office:value-type="string">
                <text:p>0.9 11.9</text:p>
                <text:list>
                  <text:list-item>
                    <text:p>0.9</text:p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860.71428571429">
                <text:p>6860.71428571429</text:p>
              </table:table-cell>
            </table:table-row>
            <table:table-row>
              <table:table-cell office:value-type="string">
                <text:p>0.9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827.16666666667">
                <text:p>6827.16666666667</text:p>
              </table:table-cell>
            </table:table-row>
            <table:table-row>
              <table:table-cell office:value-type="string">
                <text:p>1 11.9</text:p>
                <text:list>
                  <text:list-item>
                    <text:p>1</text:p>
                  </text:list-item>
                  <text:list-item>
                    <text:p>11.9</text:p>
                  </text:list-item>
                </text:list>
              </table:table-cell>
              <table:table-cell office:value-type="float" office:value="6912.28571428572">
                <text:p>6912.28571428572</text:p>
              </table:table-cell>
            </table:table-row>
            <table:table-row>
              <table:table-cell office:value-type="string">
                <text:p>1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6834.66666666667">
                <text:p>6834.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